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19A000002FFD4344AA8.eps" manifest:media-type=""/>
  <manifest:file-entry manifest:full-path="Pictures/20000001000002040000012D28B92299.svm" manifest:media-type=""/>
  <manifest:file-entry manifest:full-path="Pictures/2000000100000DB60000034EA4291E77.svm" manifest:media-type=""/>
  <manifest:file-entry manifest:full-path="Pictures/20000001000001CD0000012DBE74C9DE.svm" manifest:media-type=""/>
  <manifest:file-entry manifest:full-path="Pictures/20000001000009A700000689733010C2.svm" manifest:media-type=""/>
  <manifest:file-entry manifest:full-path="Pictures/20000001000001C10000013114D08964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17cm"/>
    </style:style>
    <style:style style:name="gr4" style:family="graphic" style:parent-style-name="standard">
      <style:graphic-properties draw:stroke="dash" draw:stroke-dash="Ultrafine_20_Dashed" draw:fill="none" draw:fill-hatch-name="Black_20_0_20_Degrees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8§display§V_{th}=\left(\frac{R_1}{R_1+R_2}\right) 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latex§\begin{align*}&#10;\frac{1}{R_{th}}&amp;=\frac{1}{R_1}+\frac{1}{R_2}\\&#10;R_{th}&amp;=\frac{R_1 R_2}{R_1+R_2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55cm" svg:height="12.469cm" svg:x="3.069cm" svg:y="0.617cm">
          <draw:image xlink:href="Pictures/200000020000019A000002FFD4344AA8.eps" xlink:type="simple" xlink:show="embed" xlink:actuate="onLoad">
            <text:p/>
          </draw:image>
        </draw:frame>
        <draw:frame draw:style-name="gr2" draw:text-style-name="P2" draw:layer="layout" svg:width="0.937cm" svg:height="0.911cm" svg:x="10.553cm" svg:y="0.41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3.671cm" svg:y="0.375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1.2cm" svg:height="0.911cm" svg:x="10.613cm" svg:y="5.733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2" draw:text-style-name="P2" draw:layer="layout" svg:width="1.2cm" svg:height="0.911cm" svg:x="1.294cm" svg:y="5.792cm">
          <draw:text-box>
            <text:p><text:span text:style-name="T1">(</text:span><text:span text:style-name="T2">ت</text:span><text:span text:style-name="T1">)</text:span></text:p>
          </draw:text-box>
        </draw:frame>
        <draw:frame draw:style-name="gr2" draw:text-style-name="P2" draw:layer="layout" svg:width="1.2cm" svg:height="0.911cm" svg:x="10.731cm" svg:y="9.261cm">
          <draw:text-box>
            <text:p><text:span text:style-name="T1">(</text:span><text:span text:style-name="T2">ٹ</text:span><text:span text:style-name="T1">)</text:span></text:p>
          </draw:text-box>
        </draw:frame>
        <draw:frame draw:style-name="gr2" draw:text-style-name="P2" draw:layer="layout" svg:width="1.2cm" svg:height="0.911cm" svg:x="1.441cm" svg:y="9.466cm">
          <draw:text-box>
            <text:p><text:span text:style-name="T1">(</text:span><text:span text:style-name="T2">ث</text:span><text:span text:style-name="T1">)</text:span></text:p>
          </draw:text-box>
        </draw:frame>
        <draw:custom-shape draw:style-name="gr4" draw:text-style-name="P1" xml:id="id2" draw:id="id2" draw:layer="layout" svg:width="3.523cm" svg:height="3.329cm" svg:x="1.98cm" svg:y="2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xml:id="id1" draw:id="id1" draw:layer="layout" svg:width="2.788cm" svg:height="1.904cm" svg:x="0.181cm" svg:y="0.316cm">
          <draw:text-box>
            <text:p text:style-name="P3"><text:span text:style-name="T3">اس حصہ کا تھیونن</text:span><text:span text:style-name="T3"> </text:span></text:p>
            <text:p text:style-name="P3"><text:span text:style-name="T3">مساوی دور حاصل</text:span></text:p>
            <text:p text:style-name="P3"><text:span text:style-name="T3"><text:s/></text:span><text:span text:style-name="T3">کریں</text:span></text:p>
          </draw:text-box>
        </draw:frame>
        <draw:connector draw:style-name="gr6" draw:text-style-name="P1" draw:layer="layout" draw:type="curve" svg:x1="2.969cm" svg:y1="1.268cm" svg:x2="3.741cm" svg:y2="2.218cm" draw:start-shape="id1" draw:end-shape="id2" draw:end-glue-point="0" svg:d="m2969 1268c515 0 772 316 772 950">
          <text:p/>
        </draw:connector>
        <draw:frame draw:style-name="gr7" draw:text-style-name="P1" draw:layer="layout" svg:width="2.807cm" svg:height="0.676cm" svg:x="9.65cm" svg:y="7.637cm">
          <draw:image xlink:href="Pictures/2000000100000DB60000034EA4291E77.svm" xlink:type="simple" xlink:show="embed" xlink:actuate="onLoad">
            <text:p/>
          </draw:image>
        </draw:frame>
        <draw:frame draw:style-name="gr8" draw:text-style-name="P1" draw:layer="layout" svg:width="1.976cm" svg:height="1.338cm" svg:x="0.692cm" svg:y="6.975cm">
          <draw:image xlink:href="Pictures/20000001000009A700000689733010C2.svm" xlink:type="simple" xlink:show="embed" xlink:actuate="onLoad">
            <text:p/>
          </draw:image>
        </draw:frame>
        <draw:frame draw:style-name="gr9" draw:text-style-name="P1" draw:layer="layout" svg:width="0.739cm" svg:height="0.365cm" svg:x="8.437cm" svg:y="0.343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552cm" svg:height="0.36cm" svg:x="9.382cm" svg:y="1.628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446cm" svg:height="0.355cm" svg:x="7.837cm" svg:y="3.842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7.814cm" svg:y="1.633cm">
          <draw:image xlink:href="Pictures/200000010000017D00000129E242AB27.svm" xlink:type="simple" xlink:show="embed" xlink:actuate="onLoad">
            <text:p/>
          </draw:image>
        </draw:frame>
        <draw:frame draw:style-name="gr13" draw:text-style-name="P1" draw:layer="layout" svg:width="0.557cm" svg:height="0.355cm" svg:x="9.406cm" svg:y="3.842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446cm" svg:height="0.355cm" svg:x="4.59cm" svg:y="3.842cm">
          <draw:image xlink:href="Pictures/2000000100000175000001295D7A3A32.svm" xlink:type="simple" xlink:show="embed" xlink:actuate="onLoad">
            <text:p/>
          </draw:image>
        </draw:frame>
        <draw:frame draw:style-name="gr13" draw:text-style-name="P1" draw:layer="layout" svg:width="0.557cm" svg:height="0.355cm" svg:x="6.333cm" svg:y="3.842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6.381cm" svg:y="1.628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739cm" svg:height="0.365cm" svg:x="5.739cm" svg:y="0.343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456cm" svg:height="0.355cm" svg:x="4.083cm" svg:y="2.35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739cm" svg:height="0.365cm" svg:x="2.308cm" svg:y="3.837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618cm" svg:height="0.36cm" svg:x="5.617cm" svg:y="6.011cm">
          <draw:image xlink:href="Pictures/20000001000002040000012D28B92299.svm" xlink:type="simple" xlink:show="embed" xlink:actuate="onLoad">
            <text:p/>
          </draw:image>
        </draw:frame>
        <draw:frame draw:style-name="gr11" draw:text-style-name="P1" draw:layer="layout" svg:width="0.446cm" svg:height="0.355cm" svg:x="5.366cm" svg:y="7.035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4.257cm" svg:y="7.03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739cm" svg:height="0.365cm" svg:x="6.716cm" svg:y="7.095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446cm" svg:height="0.355cm" svg:x="9.135cm" svg:y="7.035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8.143cm" svg:y="5.566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38cm" svg:height="0.365cm" svg:x="9.39cm" svg:y="6.009cm">
          <draw:image xlink:href="Pictures/20000001000001C10000013114D08964.svm" xlink:type="simple" xlink:show="embed" xlink:actuate="onLoad">
            <text:p/>
          </draw:image>
        </draw:frame>
        <draw:frame draw:style-name="gr15" draw:text-style-name="P1" draw:layer="layout" svg:width="0.538cm" svg:height="0.365cm" svg:x="7.546cm" svg:y="12.058cm">
          <draw:image xlink:href="Pictures/20000001000001C10000013114D08964.svm" xlink:type="simple" xlink:show="embed" xlink:actuate="onLoad">
            <text:p/>
          </draw:image>
        </draw:frame>
        <draw:frame draw:style-name="gr14" draw:text-style-name="P1" draw:layer="layout" svg:width="0.618cm" svg:height="0.36cm" svg:x="8.692cm" svg:y="10.545cm">
          <draw:image xlink:href="Pictures/20000001000002040000012D28B92299.svm" xlink:type="simple" xlink:show="embed" xlink:actuate="onLoad">
            <text:p/>
          </draw:image>
        </draw:frame>
        <draw:frame draw:style-name="gr13" draw:text-style-name="P1" draw:layer="layout" svg:width="0.557cm" svg:height="0.355cm" svg:x="6.442cm" svg:y="12.025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6.481cm" svg:y="9.751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739cm" svg:height="0.365cm" svg:x="5.903cm" svg:y="8.463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618cm" svg:height="0.36cm" svg:x="4.796cm" svg:y="10.508cm">
          <draw:image xlink:href="Pictures/20000001000002040000012D28B92299.svm" xlink:type="simple" xlink:show="embed" xlink:actuate="onLoad">
            <text:p/>
          </draw:image>
        </draw:frame>
        <draw:frame draw:style-name="gr15" draw:text-style-name="P1" draw:layer="layout" svg:width="0.538cm" svg:height="0.365cm" svg:x="3.678cm" svg:y="12.003cm">
          <draw:image xlink:href="Pictures/20000001000001C10000013114D089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13.3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2T15:09:04</dc:date>
    <dc:creator>kkk </dc:creator>
    <meta:editing-duration>PT25M1S</meta:editing-duration>
    <meta:editing-cycles>3</meta:editing-cycles>
    <meta:generator>LibreOffice/3.3$Linux LibreOffice_project/330m19$Build-401</meta:generator>
    <meta:document-statistic meta:object-count="37"/>
  </office:meta>
</office:document-meta>
</file>